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unders_5f_list" style:display-name="founders_list" style:family="table">
      <style:table-properties style:width="6.6951in" table:align="margins"/>
    </style:style>
    <style:style style:name="founders_5f_list.A" style:display-name="founders_list.A" style:family="table-column">
      <style:table-column-properties style:column-width="0.3014in" style:rel-column-width="2950*"/>
    </style:style>
    <style:style style:name="founders_5f_list.B" style:display-name="founders_list.B" style:family="table-column">
      <style:table-column-properties style:column-width="2.2354in" style:rel-column-width="21884*"/>
    </style:style>
    <style:style style:name="founders_5f_list.C" style:display-name="founders_list.C" style:family="table-column">
      <style:table-column-properties style:column-width="4.1583in" style:rel-column-width="40701*"/>
    </style:style>
    <style:style style:name="founders_5f_list.A1" style:display-name="founders_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founders_5f_list.C1" style:display-name="founders_list.C1" style:family="table-cell">
      <style:table-cell-properties fo:padding="0.0382in" fo:border="0.05pt solid #000000"/>
    </style:style>
    <style:style style:name="founders_5f_list.A2" style:display-name="founders_list.A2" style:family="table-cell">
      <style:table-cell-properties fo:padding="0.0382in" fo:border-left="0.05pt solid #000000" fo:border-right="none" fo:border-top="none" fo:border-bottom="0.05pt solid #000000"/>
    </style:style>
    <style:style style:name="founders_5f_list.C2" style:display-name="founders_list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49ac1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49ac1d" style:font-size-asian="12pt" style:font-size-complex="12pt"/>
    </style:style>
    <style:style style:name="P8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Nimbus Sans L" fo:font-size="12pt" style:text-underline-style="none" fo:font-weight="bold" officeooo:rsid="0019d04a" officeooo:paragraph-rsid="003e5436" style:font-size-asian="12pt" style:font-weight-asian="bold" style:font-size-complex="12pt" style:font-weight-complex="bold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paragraph-rsid="003c42fc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2pt" officeooo:rsid="003e5436" officeooo:paragraph-rsid="003e543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12pt" officeooo:rsid="00464b61" officeooo:paragraph-rsid="00464b6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e5436" officeooo:paragraph-rsid="003e5436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3ff24b" officeooo:paragraph-rsid="003ff24b" style:font-size-asian="12pt" style:font-weight-asian="bold" style:font-size-complex="12pt" style:font-weight-complex="bold"/>
    </style:style>
    <style:style style:name="P18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paragraph-rsid="003c42f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officeooo:rsid="00464b61"/>
    </style:style>
    <style:style style:name="T6" style:family="text">
      <style:text-properties fo:font-size="8pt" style:text-underline-style="none" fo:font-weight="bold" style:font-size-asian="8pt" style:font-weight-asian="bold" style:font-size-complex="8pt"/>
    </style:style>
    <style:style style:name="T7" style:family="text">
      <style:text-properties fo:font-size="8pt" style:text-underline-style="none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ПИСОК УЧРЕДИТЕЛЕЙ</text:p>
      <text:p text:style-name="P11">Первичной профсоюзной организации</text:p>
      <text:p text:style-name="P12">Белорусского Независимого профсоюза</text:p>
      <text:p text:style-name="P12"/>
      <text:p text:style-name="P6"><text:tab/>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"><text:span text:style-name="T6">(</text:span><text:span text:style-name="T7">полное название организации)</text:span></text:p>
      <text:p text:style-name="P9"/>
      <table:table table:name="founders_list" table:style-name="founders_5f_list">
        <table:table-column table:style-name="founders_5f_list.A"/>
        <table:table-column table:style-name="founders_5f_list.B"/>
        <table:table-column table:style-name="founders_5f_list.C"/>
        <table:table-row>
          <table:table-cell table:style-name="founders_5f_list.A1" office:value-type="string">
            <text:p text:style-name="P16">№</text:p>
          </table:table-cell>
          <table:table-cell table:style-name="founders_5f_list.A1" office:value-type="string">
            <text:p text:style-name="P10">Ф. И. О.</text:p>
          </table:table-cell>
          <table:table-cell table:style-name="founders_5f_list.C1" office:value-type="string">
            <text:p text:style-name="P17">Где и кем работает</text:p>
          </table:table-cell>
        </table:table-row>
        <table:table-row>
          <table:table-cell table:style-name="founders_5f_list.A2" office:value-type="string">
            <text:p text:style-name="P14">1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2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3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4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5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6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7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8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9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0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1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2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3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4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5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6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7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8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19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5">20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  <table:table-row>
          <table:table-cell table:style-name="founders_5f_list.A2" office:value-type="string">
            <text:p text:style-name="P14">2<text:span text:style-name="T5">1</text:span></text:p>
          </table:table-cell>
          <table:table-cell table:style-name="founders_5f_list.A2" office:value-type="string">
            <text:p text:style-name="P13"/>
          </table:table-cell>
          <table:table-cell table:style-name="founders_5f_list.C2" office:value-type="string">
            <text:p text:style-name="P13"/>
          </table:table-cell>
        </table:table-row>
      </table:table>
      <text:p text:style-name="P9"/>
      <text:p text:style-name="P9"/>
      <text:p text:style-name="P8"><text:span text:style-name="T3"><text:tab/></text:span><text:tab/><text:tab/><text:tab/></text:p>
      <text:p text:style-name="P2"><text:tab/><text:tab/>(дата)</text:p>
      <text:p text:style-name="P4"/>
      <text:p text:style-name="P5"><text:tab/>Председатель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2701in" fo:page-height="11.6902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54:56.418445383</dc:date>
    <meta:editing-duration>PT1H8M7S</meta:editing-duration>
    <meta:editing-cycles>42</meta:editing-cycles>
    <meta:generator>LibreOffice/5.2.7.2$Linux_X86_64 LibreOffice_project/20m0$Build-2</meta:generator>
    <meta:document-statistic meta:table-count="1" meta:image-count="0" meta:object-count="0" meta:page-count="1" meta:paragraph-count="34" meta:word-count="48" meta:character-count="275" meta:non-whitespace-character-count="209"/>
  </office:meta>
</office:document-meta>
</file>